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09ec0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09ec05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1c40e8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1cb459" officeooo:paragraph-rsid="001cb459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normal" officeooo:rsid="001cb459" officeooo:paragraph-rsid="001cb459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e2f37" officeooo:paragraph-rsid="001e2f37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f4548" officeooo:paragraph-rsid="0009ec05" style:font-size-asian="14pt" style:font-weight-asian="bold" style:font-size-complex="16pt" style:font-weight-complex="bold"/>
    </style:style>
    <style:style style:name="T1" style:family="text">
      <style:text-properties officeooo:rsid="0018b262"/>
    </style:style>
    <style:style style:name="T2" style:family="text">
      <style:text-properties officeooo:rsid="001c40e8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c8fb" style:font-style-asian="normal" style:font-style-complex="normal"/>
    </style:style>
    <style:style style:name="T5" style:family="text">
      <style:text-properties fo:font-style="normal" officeooo:rsid="002ccd34" style:font-style-asian="normal" style:font-style-complex="normal"/>
    </style:style>
    <style:style style:name="T6" style:family="text">
      <style:text-properties officeooo:rsid="0022de6b"/>
    </style:style>
    <style:style style:name="T7" style:family="text">
      <style:text-properties officeooo:rsid="0024afb6"/>
    </style:style>
    <style:style style:name="T8" style:family="text">
      <style:text-properties officeooo:rsid="002a090e"/>
    </style:style>
    <style:style style:name="T9" style:family="text">
      <style:text-properties officeooo:rsid="002b2ce3"/>
    </style:style>
    <style:style style:name="T10" style:family="text">
      <style:text-properties officeooo:rsid="002ccd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estionnaire Focus Group (t=0)</text:p>
      <text:p text:style-name="P7"/>
      <text:p text:style-name="P1"/>
      <text:p text:style-name="P2">1)Laquelle de ces 3 expériences avez-vous préféré ?</text:p>
      <text:p text:style-name="P1"/>
      <text:p text:style-name="P1">- <text:span text:style-name="T6">La première (j’aimais bien l’odeur) et la deuxième (mais l’odeur était un peu moins bien). C’était aussi la première donc j’étais plus concentré sur la lecture. La troisième il n’y a pas de casque et au bout d’un moment j’étais moins concentré.</text:span></text:p>
      <text:p text:style-name="P1"/>
      <text:p text:style-name="P2">2) Que pourrait-on améliorer pour cette expérience ? (volume sonore, choix des</text:p>
      <text:p text:style-name="P2">ambiances, odeurs…)</text:p>
      <text:p text:style-name="P2"/>
      <text:p text:style-name="P1">- <text:s/><text:span text:style-name="T7">Avoir plus de parfum (1 parfum pour une musique). La première il n’y avait plus de musique à la fin. La deuxième il faut choisir la musique et on ne sait pas laquelle mettre, je changeais au pif.</text:span></text:p>
      <text:p text:style-name="P1"/>
      <text:p text:style-name="P2">3) Vous sentiez-vous immergé dans la lecture ?</text:p>
      <text:p text:style-name="P2"/>
      <text:p text:style-name="P1">- <text:span text:style-name="T8">Oui à part pour le troisième, globalement oui. Pour la troisième j’étais moins concentré, j’étais ce que les autres disaient.</text:span></text:p>
      <text:p text:style-name="P1"/>
      <text:p text:style-name="P2">4) Le choix des ambiances vous semblait-il cohérent avec la lecture ?</text:p>
      <text:p text:style-name="P2"/>
      <text:p text:style-name="P1">- <text:span text:style-name="T9">Le premier était cohérent, il y avait un bruit répétitif qui était bizarre. Les deux autres c’étaient au pif mais ça allait.</text:span></text:p>
      <text:p text:style-name="P1"/>
      <text:p text:style-name="P3"><text:span text:style-name="T2">5</text:span>) <text:span text:style-name="T2">Commentaires ?</text:span></text:p>
      <text:p text:style-name="P4"/>
      <text:p text:style-name="P5">- <text:span text:style-name="T5">L’odeur se dissipe, après on la sent moins bi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1:39:10.377278237</meta:creation-date>
    <meta:generator>LibreOffice/5.1.6.2$Linux_X86_64 LibreOffice_project/10m0$Build-2</meta:generator>
    <dc:date>2019-04-24T16:03:05.113171546</dc:date>
    <meta:editing-duration>PT41M46S</meta:editing-duration>
    <meta:editing-cycles>33</meta:editing-cycles>
    <meta:document-statistic meta:table-count="0" meta:image-count="0" meta:object-count="0" meta:page-count="1" meta:paragraph-count="12" meta:word-count="185" meta:character-count="1058" meta:non-whitespace-character-count="884"/>
  </office:meta>
</office:document-meta>
</file>